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left="0cm" fo:margin-right="1.72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151515" style:font-name="inherit" fo:font-size="16pt" fo:letter-spacing="normal" fo:font-style="normal" fo:font-weight="normal" style:font-size-asian="16pt" style:font-size-complex="16pt"/>
    </style:style>
    <style:style style:name="P2" style:family="paragraph" style:parent-style-name="Preformatted_20_Text">
      <loext:graphic-properties draw:fill="none" draw:fill-color="#ffffff"/>
      <style:paragraph-properties fo:margin-left="0cm" fo:margin-right="1.72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151515" style:font-name="inherit" fo:font-size="16pt" fo:letter-spacing="normal" fo:font-style="normal" fo:font-weight="normal" officeooo:rsid="001ba4cb" officeooo:paragraph-rsid="001ba4cb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ab418"/>
    </style:style>
    <style:style style:name="T2" style:family="text">
      <style:text-properties officeooo:rsid="001ba4c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sgchcked1538594600724" text:anchor-type="page" text:anchor-page-number="1" svg:x="0.026cm" svg:y="0.026cm" svg:width="0.397cm" draw:z-index="0">
        <draw:text-box fo:min-height="0.397cm">
          <text:p text:style-name="Text_20_body"/>
        </draw:text-box>
      </draw:frame>
      <draw:frame draw:style-name="fr1" draw:name="Frame1" text:anchor-type="page" text:anchor-page-number="1" svg:x="0.159cm" svg:y="0.053cm" svg:width="1.085cm" draw:z-index="1">
        <draw:text-box fo:min-height="0.635cm">
          <text:section text:style-name="Sect1" text:name="star1538594600724">
            <text:p text:style-name="P4"/>
          </text:section>
        </draw:text-box>
      </draw:frame>
      <text:p text:style-name="P3"/>
      <text:p text:style-name="P1">ngMeta</text:p>
      <text:p text:style-name="P1">name: <text:span text:style-name="T1">Data mining</text:span></text:p>
      <text:p text:style-name="P1">completionMethod: manual</text:p>
      <text:p text:style-name="P1"/>
      <text:p text:style-name="P1"/>
      <text:p text:style-name="P1">Do log ko mil kar sabse pehle yeh videos dekhni ha</text:p>
      <text:p text:style-name="P1"/>
      <text:p text:style-name="P1">@[youtube](bpap3GbcOe8&amp;vl=hi)</text:p>
      <text:p text:style-name="P1"/>
      <text:p text:style-name="P1">Ab aapko 30 mins ke liye aapas mei english mei inn topics ke baarein mei baat karni hai.</text:p>
      <text:p text:style-name="P1">Baat karte karte, aap observe karein, ki aap kitne tech words use kar paa rahe hai.</text:p>
      <text:p text:style-name="P1"/>
      <text:p text:style-name="P1">Aur agar aapka partner koi aisa tech word bolta hai, jo aapko nahi pata, ya aap generally use nahi kartein. Inn words ko bhi samajhne ki phir koshish karein.</text:p>
      <text:p text:style-name="P1"/>
      <text:p text:style-name="P1">Iss discussion ko karte hue, aap inn points ke baarein mei bhi soch sakte hai:</text:p>
      <text:p text:style-name="P1"/>
      <text:p text:style-name="P1">1. <text:span text:style-name="T2">Data mining kya hota hai?</text:span></text:p>
      <text:p text:style-name="P2">2.Data mining game mai kaise use hota hai?</text:p>
      <text:p text:style-name="P2">3.hHam konsa data use karte hai?</text:p>
      <text:p text:style-name="P2"/>
      <text:p text:style-name="P2"/>
      <text:p text:style-name="P1">Agar aap ko aur thoda samajhna hai, toh yeh dekhiye</text:p>
      <text:p text:style-name="P1"/>
      <text:p text:style-name="P1">**Tips**:</text:p>
      <text:p text:style-name="P1"/>
      <text:p text:style-name="P1">1 . Aap subtitles/captions on kar sakte hai, YouTube Video dekhte hue</text:p>
      <text:p text:style-name="P1">2 . Aap speed kam ya jyada kar sakte hai, video ke liye, jisse ki aap acche se dekh payei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0:49:58.666921640</meta:creation-date>
    <dc:date>2018-10-04T01:12:40.232948223</dc:date>
    <meta:editing-duration>PT2M1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59" meta:character-count="853" meta:non-whitespace-character-count="710"/>
  </office:meta>
</office:document-meta>
</file>